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Segoe UI" svg:font-family="'Segoe UI'" style:font-family-generic="swiss"/>
    <style:font-face style:name="Apple Color Emoji" svg:font-family="'Apple Color Emoj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pple Color Emoji1" svg:font-family="'Apple Color Emoji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2f5496" style:font-name="Calibri Light" fo:font-size="16pt" style:font-size-asian="16pt" style:font-size-complex="16pt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paragraph-properties fo:text-align="center" style:justify-single-word="false" fo:break-before="page"/>
    </style:style>
    <style:style style:name="P4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6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7" style:family="paragraph" style:parent-style-name="Standard" style:master-page-name="Standard">
      <style:paragraph-properties fo:text-align="center" style:justify-single-word="false" style:page-number="auto"/>
    </style:style>
    <style:style style:name="P8" style:family="paragraph" style:parent-style-name="Contents_20_Heading">
      <style:paragraph-properties fo:break-before="page"/>
      <style:text-properties fo:language="es" fo:country="ES"/>
    </style:style>
    <style:style style:name="P9" style:family="paragraph" style:parent-style-name="Heading_20_1">
      <style:paragraph-properties fo:break-before="page"/>
    </style:style>
    <style:style style:name="T1" style:family="text">
      <style:text-properties fo:color="#404040" fo:font-size="9pt" style:font-size-asian="9pt" style:font-name-complex="Calibri1" style:font-size-complex="9pt"/>
    </style:style>
    <style:style style:name="T2" style:family="text">
      <style:text-properties text:display="none"/>
    </style:style>
    <style:style style:name="T3" style:family="text">
      <style:text-properties fo:color="#0000ff" style:font-name="Times New Roman" style:text-underline-style="solid" style:text-underline-width="auto" style:text-underline-color="font-color" style:font-name-asian="Times New Roman1" style:font-name-complex="Times New Roman1"/>
    </style:style>
    <style:style style:name="T4" style:family="text">
      <style:text-properties style:font-name="Times New Roman" style:font-name-asian="Times New Roman1" style:font-name-complex="Times New Roman1"/>
    </style:style>
    <style:style style:name="T5" style:family="text">
      <style:text-properties style:font-name="Apple Color Emoji" style:font-name-asian="Apple Color Emoji1" style:font-name-complex="Apple Color Emoji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Título TR</text:p>
      <text:p text:style-name="Standard"/>
      <text:p text:style-name="P3">Pagina en blanco</text:p>
      <text:p text:style-name="Standard"/>
      <text:p text:style-name="P3">Dedicatoria</text:p>
      <text:p text:style-name="Standard"/>
      <text:p text:style-name="P3">Pagina en blanco</text:p>
      <text:p text:style-name="Standard"/>
      <text:p text:style-name="P3"><office:annotation office:name="__Annotation__7_271444426"><dc:creator>Microsoft Office User</dc:creator><dc:date>2020-06-05T09:21:00.31</dc:date><textooo:sender-initials>MOU</textooo:sender-initials><text:p>[Carles] No entiendo qué es esta sección</text:p><text:p/></office:annotation>Prólogo<office:annotation-end office:name="__Annotation__7_271444426"/></text:p>
      <text:p text:style-name="Standard"/>
      <text:p text:style-name="P3">Página en blanco</text:p>
      <text:p text:style-name="Standard"/>
      <text:p text:style-name="P8">Índice</text:p>
      <text:table-of-content text:style-name="Sect1" text:protected="true" text:name="Índice de contenid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6"><text:a xlink:type="simple" xlink:href="#__RefHeading__134_271444426" text:style-name="Internet_20_link" text:visited-style-name="Visited_20_Internet_20_Link">Introducción<text:tab/>8</text:a></text:p>
          <text:p text:style-name="P6"><text:a xlink:type="simple" xlink:href="#__RefHeading__136_271444426" text:style-name="Internet_20_link" text:visited-style-name="Visited_20_Internet_20_Link">Objetivos y Organización<text:tab/>9</text:a></text:p>
          <text:p text:style-name="P5"><text:a xlink:type="simple" xlink:href="#__RefHeading__138_271444426" text:style-name="Internet_20_link" text:visited-style-name="Visited_20_Internet_20_Link">Objetivo<text:tab/>9</text:a></text:p>
          <text:p text:style-name="P4"><text:a xlink:type="simple" xlink:href="#__RefHeading__140_271444426" text:style-name="Internet_20_link" text:visited-style-name="Visited_20_Internet_20_Link">Objetivos específicos<text:tab/>9</text:a></text:p>
          <text:p text:style-name="P5"><text:a xlink:type="simple" xlink:href="#__RefHeading__142_271444426" text:style-name="Internet_20_link" text:visited-style-name="Visited_20_Internet_20_Link">Organización<text:tab/>9</text:a></text:p>
          <text:p text:style-name="P6"><text:a xlink:type="simple" xlink:href="#__RefHeading__144_271444426" text:style-name="Internet_20_link" text:visited-style-name="Visited_20_Internet_20_Link">Desarrollo del trabajo<text:tab/>10</text:a></text:p>
          <text:p text:style-name="P6"><text:a xlink:type="simple" xlink:href="#__RefHeading__146_271444426" text:style-name="Internet_20_link" text:visited-style-name="Visited_20_Internet_20_Link">Resultados y Conclusión<text:tab/>11</text:a></text:p>
          <text:p text:style-name="P6"><text:a xlink:type="simple" xlink:href="#__RefHeading__148_271444426" text:style-name="Internet_20_link" text:visited-style-name="Visited_20_Internet_20_Link">Bibliografía<text:tab/>12</text:a></text:p>
        </text:index-body>
      </text:table-of-content>
      <text:p text:style-name="Standard"><text:a xlink:type="simple" xlink:href="#_Toc42243069" text:style-name="Internet_20_link" text:visited-style-name="Visited_20_Internet_20_Link"><text:span text:style-name="T2"/></text:a></text:p>
      <text:p text:style-name="P1"/>
      <text:p text:style-name="P1"><text:bookmark-start text:name="_Toc42243069"/></text:p>
      <text:list xml:id="list4768238479397395891" text:style-name="Outline">
        <text:list-item>
          <text:h text:style-name="P9" text:outline-level="1"><text:bookmark-start text:name="__RefHeading__134_271444426"/><office:annotation office:name="__Annotation__51_271444426"><dc:creator>Microsoft Office User</dc:creator><dc:date>2020-06-05T09:23:00.33</dc:date><textooo:sender-initials>MOU</textooo:sender-initials><text:p>[Carles] Usa los “estilos” de Word para cada sección (titulo 1), subsección (titulo 2), subsubsección (subtitulo)… Si te faltan, puedes crear más y si no te gusta cómo queda, no te preocupes que lo editamos para que sí te guste.</text:p><text:p/></office:annotation>Introducción<office:annotation-end office:name="__Annotation__51_271444426"/><text:bookmark-end text:name="_Toc42243069"/><text:bookmark-end text:name="__RefHeading__134_271444426"/></text:h>
        </text:list-item>
      </text:list>
      <text:p text:style-name="Standard"/>
      <text:p text:style-name="Standard"><office:annotation office:name="__Annotation__56_271444426"><dc:creator>Microsoft Office User</dc:creator><dc:date>2020-06-05T09:26:00.57</dc:date><textooo:sender-initials>MOU</textooo:sender-initials><text:p>[Carles] Veamos de qué manera puedes contestar esta pregunta. La mayoría de respuesta son correctas, pero hay una en específico que me gustaría que encontrarás <text:span text:style-name="T5">😇</text:span></text:p><text:p><text:span text:style-name="T5"/></text:p></office:annotation>¿Qué es un videojuego?<office:annotation-end office:name="__Annotation__56_271444426"/></text:p>
      <text:p text:style-name="Standard"><office:annotation office:name="__Annotation__60_271444426"><dc:creator>Microsoft Office User</dc:creator><dc:date>2020-06-05T09:26:00.58</dc:date><textooo:sender-initials>MOU</textooo:sender-initials><text:p>[Carles] Empieza por aquí: </text:p><text:p>Wikipedia: <text:span text:style-name="T3">https://en.wikipedia.org/wiki/History_of_video_games#:~:text=One%20of%20the%20early%20games,Pong%20and%20various%20%22clones%22.&amp;text=The%20golden%20age%20of%20arcade%20video%20games%20was%20from%201978%20to%201982.</text:span></text:p><text:p>TechCrunch: <text:span text:style-name="T3">https://techcrunch.com/2015/10/31/the-history-of-gaming-an-evolving-community/</text:span></text:p><text:p>Sigue por donde guste.</text:p><text:p>Si apetece, puedes basarte en esto para incluir una figura con una línea temporal:</text:p><text:p><text:span text:style-name="T3">https://www.museumofplay.org/about/icheg/video-game-history/timeline</text:span></text:p><text:p>(figura que ya te serviría para la presentación del TR)</text:p><text:p/></office:annotation>Breve historia de los videojuegos<office:annotation-end office:name="__Annotation__60_271444426"/></text:p>
      <text:p text:style-name="Standard"><office:annotation office:name="__Annotation__64_271444426"><dc:creator>Microsoft Office User</dc:creator><dc:date>2020-06-05T09:36:00.60</dc:date><textooo:sender-initials>MOU</textooo:sender-initials><text:p>[Carles] Ideas:</text:p><text:p><text:span text:style-name="T4">https://en.wikipedia.org/wiki/Educational_game</text:span></text:p><text:p><text:span text:style-name="T3">https://commons.pratt.edu/playful-learning/history-of-educational-games/</text:span></text:p><text:p/><text:p>Este es mi favorito: <text:span text:style-name="T3">https://raymanpc.com/wiki/en/English_with_Rayman#:~:text=English%20with%20Rayman%20is%20an,is%20an%20entirely%20different%20game.</text:span><text:span text:style-name="T4"> </text:span><text:span text:style-name="T5">☺</text:span><text:span text:style-name="T4">️</text:span></text:p><text:p/></office:annotation>Los videojuegos y la educación (formación)<office:annotation-end office:name="__Annotation__64_271444426"/></text:p>
      <text:p text:style-name="Standard"><office:annotation office:name="__Annotation__68_271444426"><dc:creator>Microsoft Office User</dc:creator><dc:date>2020-06-05T09:32:00.60</dc:date><textooo:sender-initials>MOU</textooo:sender-initials><text:p/><text:p>[Carles] Puedes basarte en esto:</text:p><text:p><text:span text:style-name="T3">https://en.wikipedia.org/wiki/Video_game_programming</text:span></text:p><text:p><text:span text:style-name="T3">https://kotaku.com/a-beginners-guide-to-making-your-first-video-game-5979539</text:span></text:p><text:p><text:span text:style-name="T3">https://www.digitaltrends.com/gaming/how-to-make-a-video-game/</text:span></text:p><text:p><text:span text:style-name="T3">https://www.bitdegree.org/tutorials/how-to-make-a-video-game/</text:span></text:p><text:p>Ten en cuenta que hay que diferenciar entre el “proceso creativo” y las herramientas para llevarlo a cabo. Así que fuera bueno partir la sección, por lo menos, en dos.</text:p></office:annotation>Cómo crear un videojuego<office:annotation-end office:name="__Annotation__68_271444426"/></text:p>
      <text:p text:style-name="Standard"/>
      <text:list xml:id="list37502845" text:continue-numbering="true" text:style-name="Outline">
        <text:list-item>
          <text:h text:style-name="P9" text:outline-level="1"><text:bookmark-start text:name="__RefHeading__136_271444426"/><text:bookmark-start text:name="_Toc42243070"/><office:annotation office:name="__Annotation__74_271444426"><dc:creator>Microsoft Office User</dc:creator><dc:date>2020-06-05T09:52:00.60</dc:date><textooo:sender-initials>MOU</textooo:sender-initials><text:p/><text:p>[Carles] Esta sección es la que debemos acordar “lo antes posible”.</text:p></office:annotation>Objetivos y Organización<text:bookmark-end text:name="_Toc42243070"/><office:annotation-end office:name="__Annotation__74_271444426"/><text:bookmark-end text:name="__RefHeading__136_271444426"/></text:h>
        </text:list-item>
      </text:list>
      <text:p text:style-name="Standard"/>
      <text:list xml:id="list37483385" text:continue-numbering="true" text:style-name="Outline">
        <text:list-item>
          <text:list>
            <text:list-item>
              <text:h text:style-name="Heading_20_2" text:outline-level="2"><text:bookmark-start text:name="_Toc42243071"/><text:bookmark-start text:name="__RefHeading__138_271444426"/>Objetivo<text:bookmark-end text:name="_Toc42243071"/><text:bookmark-end text:name="__RefHeading__138_271444426"/></text:h>
            </text:list-item>
          </text:list>
        </text:list-item>
      </text:list>
      <text:p text:style-name="Standard"/>
      <text:p text:style-name="Standard">[3-5 frases con el objetivo del proyecto]</text:p>
      <text:p text:style-name="Standard"/>
      <text:list xml:id="list37497945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Toc42243072"/><text:bookmark-start text:name="__RefHeading__140_271444426"/>Objetivos específicos<text:bookmark-end text:name="_Toc42243072"/><text:bookmark-end text:name="__RefHeading__140_271444426"/></text:h>
                </text:list-item>
              </text:list>
            </text:list-item>
          </text:list>
        </text:list-item>
      </text:list>
      <text:p text:style-name="Standard"/>
      <text:p text:style-name="Standard">[enumeración de 3-6 objetivos que detallen el objetivo principal del proyecto]</text:p>
      <text:p text:style-name="Standard"/>
      <text:list xml:id="list37481134" text:continue-numbering="true" text:style-name="Outline">
        <text:list-item>
          <text:list>
            <text:list-item>
              <text:h text:style-name="Heading_20_2" text:outline-level="2"><text:bookmark-start text:name="_Toc42243073"/><text:bookmark-start text:name="__RefHeading__142_271444426"/>Organización<text:bookmark-end text:name="_Toc42243073"/><text:bookmark-end text:name="__RefHeading__142_271444426"/></text:h>
            </text:list-item>
          </text:list>
        </text:list-item>
      </text:list>
      <text:p text:style-name="Standard"/>
      <text:p text:style-name="Standard">[time-line (o diagrama de Gantt) indicando cuando se hará cada cosa y el tiempo que va a consumir]</text:p>
      <text:p text:style-name="Standard"/>
      <text:p text:style-name="Standard"/>
      <text:p text:style-name="Standard"/>
      <text:p text:style-name="Standard"/>
      <text:p text:style-name="P2"/>
      <text:list xml:id="list37486204" text:continue-numbering="true" text:style-name="Outline">
        <text:list-item>
          <text:h text:style-name="Heading_20_1" text:outline-level="1"><text:bookmark-start text:name="__RefHeading__144_271444426"/>Desarrollo del trabajo<text:bookmark-end text:name="__RefHeading__144_271444426"/></text:h>
        </text:list-item>
      </text:list>
      <text:p text:style-name="Standard"/>
      <text:p text:style-name="Standard"><office:annotation office:name="__Annotation__92_271444426"><dc:creator>Microsoft Office User</dc:creator><dc:date>2020-06-05T09:52:00.61</dc:date><textooo:sender-initials>MOU</textooo:sender-initials><text:p/><text:p>[Carles] Idea general del juego. Subsecciones para cada “apartado” con una descripción (muy) corta de ella + un par de líneas de como se ha llevado a cabo.</text:p></office:annotation>Diseño<office:annotation-end office:name="__Annotation__92_271444426"/></text:p>
      <text:p text:style-name="Standard"><office:annotation office:name="__Annotation__96_271444426"><dc:creator>Microsoft Office User</dc:creator><dc:date>2020-06-05T09:53:00.61</dc:date><textooo:sender-initials>MOU</textooo:sender-initials><text:p/><text:p>[Carles] ¿Cómo has diseñado la narrativa? ¿A qué obedece? Indicar que la narrativa completa esta adjunta en un anexo.</text:p></office:annotation>Narrativa<office:annotation-end office:name="__Annotation__96_271444426"/></text:p>
      <text:p text:style-name="Standard"><office:annotation office:name="__Annotation__100_271444426"><dc:creator>Microsoft Office User</dc:creator><dc:date>2020-06-05T09:54:00.61</dc:date><textooo:sender-initials>MOU</textooo:sender-initials><text:p/><text:p>[Carles] Descripción de como se ha implementado el juego. Añadir subsecciones para cada fase explicando qué se ha hecho en ella, cómo se ha hecho y porqué.</text:p></office:annotation>Implementación<office:annotation-end office:name="__Annotation__100_271444426"/></text:p>
      <text:p text:style-name="Standard"/>
      <text:p text:style-name="Standard"/>
      <text:list xml:id="list37484961" text:continue-numbering="true" text:style-name="Outline">
        <text:list-item>
          <text:h text:style-name="P9" text:outline-level="1"><text:bookmark-start text:name="__RefHeading__146_271444426"/><office:annotation office:name="__Annotation__104_271444426"><dc:creator>Microsoft Office User</dc:creator><dc:date>2020-06-05T09:55:00.61</dc:date><textooo:sender-initials>MOU</textooo:sender-initials><text:p/><text:p>[Carles] Explicar el resultado obtenido (incluir galería de imágenes explicando cada elemento del resultado).</text:p><text:p>Luego, en la conclusión, comentar cada objetivo indicando si se ha superado o no (y en caso que no, razonar el porqué).</text:p></office:annotation>Resultados y Conclusión<office:annotation-end office:name="__Annotation__104_271444426"/><text:bookmark-end text:name="__RefHeading__146_271444426"/></text:h>
        </text:list-item>
      </text:list>
      <text:p text:style-name="Standard"><text:bookmark text:name="_GoBack"/></text:p>
      <text:p text:style-name="Standard"/>
      <text:list xml:id="list37501888" text:continue-numbering="true" text:style-name="Outline">
        <text:list-item>
          <text:h text:style-name="P9" text:outline-level="1"><text:bookmark-start text:name="__RefHeading__148_271444426"/><office:annotation office:name="__Annotation__111_271444426"><dc:creator>Microsoft Office User</dc:creator><dc:date>2020-06-05T09:56:00.61</dc:date><textooo:sender-initials>MOU</textooo:sender-initials><text:p/><text:p>[Carles] ¡Esto es SUPER importante!</text:p></office:annotation>Bibliografía<office:annotation-end office:name="__Annotation__111_271444426"/><text:bookmark-end text:name="__RefHeading__148_271444426"/></text:h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Segoe UI" svg:font-family="'Segoe UI'" style:font-family-generic="swiss"/>
    <style:font-face style:name="Apple Color Emoji" svg:font-family="'Apple Color Emoj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pple Color Emoji1" svg:font-family="'Apple Color Emoji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es" fo:country="ES" style:font-name-asian="SimSun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f5496" style:font-name="Calibri Light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fo:keep-together="always" fo:keep-with-next="always"/>
      <style:text-properties fo:color="#2f5496" style:font-name="Calibri Light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fo:keep-together="always" fo:keep-with-next="always"/>
      <style:text-properties fo:color="#1f3763" style:font-name="Calibri Light"/>
    </style:style>
    <style:style style:name="annotation_20_text" style:display-name="annotation text" style:family="paragraph" style:parent-style-name="Standard" style:default-outline-level="" style:list-style-name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 style:list-style-name="">
      <style:text-properties style:font-name="Times New Roman" fo:font-size="9pt" style:font-size-asian="9pt" style:font-name-complex="Times New Roman1" style:font-size-complex="9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top="0.847cm" fo:margin-bottom="0cm" fo:line-height="115%" text:number-lines="false" text:line-number="0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margin-top="0.212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tyle="italic" fo:font-weight="bold" style:font-style-asian="italic" style:font-weight-asian="bold" style:font-name-complex="Calibri1" style:font-style-complex="italic" style:font-weight-complex="bold"/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423cm" fo:margin-right="0cm" fo:margin-top="0.212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ize="11pt" fo:font-weight="bold" style:font-size-asian="11pt" style:font-weight-asian="bold" style:font-name-complex="Calibri1" style:font-size-complex="11pt" style:font-weight-complex="bold"/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0.847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0pt" style:font-size-asian="10pt" style:font-name-complex="Calibri1" style:font-size-complex="10pt"/>
    </style:style>
    <style:style style:name="Contents_20_4" style:display-name="Contents 4" style:family="paragraph" style:parent-style-name="Standard" style:default-outline-level="" style:list-style-name="" style:class="index">
      <style:paragraph-properties fo:margin-left="1.27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pt" style:font-size-asian="10pt" style:font-name-complex="Calibri1" style:font-size-complex="10pt"/>
    </style:style>
    <style:style style:name="Contents_20_5" style:display-name="Contents 5" style:family="paragraph" style:parent-style-name="Standard" style:default-outline-level="" style:list-style-name="" style:class="index">
      <style:paragraph-properties fo:margin-left="1.693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  <style:text-properties fo:font-size="10pt" style:font-size-asian="10pt" style:font-name-complex="Calibri1" style:font-size-complex="10pt"/>
    </style:style>
    <style:style style:name="Contents_20_6" style:display-name="Contents 6" style:family="paragraph" style:parent-style-name="Standard" style:default-outline-level="" style:list-style-name="" style:class="index">
      <style:paragraph-properties fo:margin-left="2.117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  <style:text-properties fo:font-size="10pt" style:font-size-asian="10pt" style:font-name-complex="Calibri1" style:font-size-complex="10pt"/>
    </style:style>
    <style:style style:name="Contents_20_7" style:display-name="Contents 7" style:family="paragraph" style:parent-style-name="Standard" style:default-outline-level="" style:list-style-name="" style:class="index">
      <style:paragraph-properties fo:margin-left="2.54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  <style:text-properties fo:font-size="10pt" style:font-size-asian="10pt" style:font-name-complex="Calibri1" style:font-size-complex="10pt"/>
    </style:style>
    <style:style style:name="Contents_20_8" style:display-name="Contents 8" style:family="paragraph" style:parent-style-name="Standard" style:default-outline-level="" style:list-style-name="" style:class="index">
      <style:paragraph-properties fo:margin-left="2.963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  <style:text-properties fo:font-size="10pt" style:font-size-asian="10pt" style:font-name-complex="Calibri1" style:font-size-complex="10pt"/>
    </style:style>
    <style:style style:name="Contents_20_9" style:display-name="Contents 9" style:family="paragraph" style:parent-style-name="Standard" style:default-outline-level="" style:list-style-name="" style:class="index">
      <style:paragraph-properties fo:margin-left="3.387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  <style:text-properties fo:font-size="10pt" style:font-size-asian="10pt" style:font-name-complex="Calibri1" style:font-size-complex="10pt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Times New Roman" fo:font-size="9pt" style:font-size-asian="9pt" style:font-name-complex="Times New Roman1" style:font-size-complex="9pt"/>
    </style:style>
    <style:style style:name="Heading_20_1_20_Char" style:display-name="Heading 1 Char" style:family="text" style:parent-style-name="Default_20_Paragraph_20_Font">
      <style:text-properties fo:color="#2f5496" style:font-name="Calibri Light" fo:font-size="16pt" style:font-size-asian="16pt" style:font-size-complex="16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2_20_Char" style:display-name="Heading 2 Char" style:family="text" style:parent-style-name="Default_20_Paragraph_20_Font">
      <style:text-properties fo:color="#2f5496" style:font-name="Calibri Light" fo:font-size="13pt" style:font-size-asian="13pt" style:font-size-complex="13pt"/>
    </style:style>
    <style:style style:name="Heading_20_3_20_Char" style:display-name="Heading 3 Char" style:family="text" style:parent-style-name="Default_20_Paragraph_20_Font">
      <style:text-properties fo:color="#1f3763" style:font-name="Calibri Ligh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page_20_number" style:display-name="page number" style:family="text" style:parent-style-name="Default_20_Paragraph_20_Font"/>
    <style:style style:name="Unresolved_20_Mention" style:display-name="Unresolved Mention" style:family="text" style:parent-style-name="Default_20_Paragraph_20_Font">
      <style:text-properties fo:color="#605e5c"/>
    </style:style>
    <style:style style:name="ListLabel_20_1" style:display-name="ListLabel 1" style:family="text">
      <style:text-properties style:font-name-complex="Calibri1"/>
    </style:style>
    <style:style style:name="ListLabel_20_2" style:display-name="ListLabel 2" style:family="text">
      <style:text-properties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0.741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01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2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55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82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09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36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9.63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90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404040" fo:font-size="9pt" style:font-size-asian="9pt" style:font-name-complex="Calibri1" style:font-size-complex="9pt"/>
    </style:style>
    <style:page-layout style:name="Mpm1">
      <style:page-layout-properties fo:page-width="21.001cm" fo:page-height="29.7cm" style:num-format="1" style:print-orientation="portrait" fo:margin-top="2.49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span text:style-name="MT1">Institut Enric Borràs <text:s text:c="30"/><text:tab/>Página </text:span><text:page-number text:select-page="current">10</text:page-number><text:span text:style-name="MT1"> de </text:span><text:page-count>12</text:page-count><text:span text:style-name="MT1"><text:tab/>Trabajo de investigación</text:span></text:p>
      </style:footer>
    </style:master-page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Converted6" style:page-layout-name="Mpm2"/>
    <style:master-page style:name="Converted7" style:page-layout-name="Mpm2"/>
    <style:master-page style:name="Converted8" style:page-layout-name="Mpm2"/>
    <style:master-page style:name="Converted9" style:page-layout-name="Mpm2"/>
    <style:master-page style:name="Converted10" style:page-layout-name="Mpm2"/>
    <style:master-page style:name="Converted11" style:page-layout-name="Mpm2"/>
    <style:master-page style:name="Converted1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crosoft Office User</meta:initial-creator>
    <dc:creator>iker gonzalez tirado</dc:creator>
    <meta:editing-cycles>2</meta:editing-cycles>
    <meta:creation-date>2020-06-05T07:20:00</meta:creation-date>
    <dc:date>2020-09-01T17:27:46.27</dc:date>
    <meta:editing-duration>PT2H19M12S</meta:editing-duration>
    <meta:generator>OpenOffice/4.1.2$Win32 OpenOffice.org_project/412m3$Build-9782</meta:generator>
    <meta:document-statistic meta:table-count="0" meta:image-count="0" meta:object-count="0" meta:page-count="12" meta:paragraph-count="34" meta:word-count="132" meta:character-count="84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